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variant="normal" fo:text-transform="none" style:text-position="0% 100%" fo:font-style="normal" style:text-underline-style="none" fo:font-weight="normal"/>
    </style:style>
    <style:style style:name="T2" style:family="text">
      <style:text-properties fo:font-style="italic" style:font-style-asian="italic"/>
    </style:style>
    <style:style style:name="T3" style:family="text">
      <style:text-properties style:font-style-asian="italic"/>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itations for 2019 red knots paper</text:p>
      <text:p text:style-name="Text_20_body"/>
      <text:h text:style-name="Heading_20_1" text:outline-level="1">Inline</text:h>
      <text:p text:style-name="Text_20_body"><text:reference-mark-start text:name="ZOTERO_ITEM CSL_CITATION {&quot;citationID&quot;:&quot;pGDcpmL4&quot;,&quot;properties&quot;:{&quot;formattedCitation&quot;:&quot;(Bates, M\\uc0\\u228{}chler, Bolker, &amp; Walker, 2014; Bracis, Bildstein, &amp; Mueller, 2018; Galassi, 2009; Hertel et al., 2019; Pebesma, 2018)&quot;,&quot;plainCitation&quot;:&quot;(Bates, Mächler, Bolker, &amp; Walker, 2014; Bracis, Bildstein, &amp; Mueller, 2018; Galassi, 2009; Hertel et al., 2019; Pebesma, 2018)&quot;,&quot;noteIndex&quot;:0},&quot;citationItems&quot;:[{&quot;id&quot;:378,&quot;uris&quot;:[&quot;http://zotero.org/users/4724745/items/NSFE4ALZ&quot;],&quot;uri&quot;:[&quot;http://zotero.org/users/4724745/items/NSFE4ALZ&quot;],&quot;itemData&quot;:{&quot;id&quot;:378,&quot;type&quot;:&quot;article-journal&quot;,&quot;title&quot;:&quot;Fitting linear mixed-effects models using lme4&quot;,&quot;container-title&quot;:&quot;Journal of Statistical Software&quot;,&quot;page&quot;:&quot;1–48&quot;,&quot;volume&quot;:&quot;67&quot;,&quot;issue&quot;:&quot;1&quot;,&quot;abstract&quot;:&quot;Maximum likelihood or restricted maximum likelihood (REML) estimates of the parameters in linear mixed-effects models can be determined using the lmer function in the lme4 package for R. As for most model-fitting functions in R, the model is described in an lmer call by a formula, in this case including both fixed- and random-effects terms. The formula and data together determine a numerical representation of the model from which the profiled deviance or the profiled REML criterion can be evaluated as a function of some of the model parameters. The appropriate criterion is optimized, using one of the constrained optimization functions in R, to provide the parameter estimates. We describe the structure of the model, the steps in evaluating the profiled deviance or REML criterion, and the structure of classes or types that represents such a model. Sufficient detail is included to allow specialization of these structures by users who wish to write functions to fit specialized linear mixed models, such as models incorporating pedigrees or smoothing splines, that are not easily expressible in the formula language used by lmer.&quot;,&quot;DOI&quot;:&quot;10.18637/jss.v067.i01&quot;,&quot;ISSN&quot;:&quot;0092-8615&quot;,&quot;note&quot;:&quot;PMID: 20043131029&quot;,&quot;author&quot;:[{&quot;family&quot;:&quot;Bates&quot;,&quot;given&quot;:&quot;Douglas&quot;},{&quot;family&quot;:&quot;Mächler&quot;,&quot;given&quot;:&quot;Martin&quot;},{&quot;family&quot;:&quot;Bolker&quot;,&quot;given&quot;:&quot;Ben&quot;},{&quot;family&quot;:&quot;Walker&quot;,&quot;given&quot;:&quot;Steve&quot;}],&quot;issued&quot;:{&quot;date-parts&quot;:[[&quot;2014&quot;]]}}},{&quot;id&quot;:2534,&quot;uris&quot;:[&quot;http://zotero.org/users/4724745/items/CNBC3G7M&quot;],&quot;uri&quot;:[&quot;http://zotero.org/users/4724745/items/CNBC3G7M&quot;],&quot;itemData&quot;:{&quot;id&quot;:2534,&quot;type&quot;:&quot;article-journal&quot;,&quot;title&quot;:&quot;Revisitation analysis uncovers spatio-temporal patterns in animal movement data&quot;,&quot;container-title&quot;:&quot;Ecography&quot;,&quot;page&quot;:&quot;1801-1811&quot;,&quot;volume&quot;:&quot;41&quot;,&quot;issue&quot;:&quot;11&quot;,&quot;source&quot;:&quot;Wiley Online Library&quot;,&quot;abstract&quot;:&quot;Animals regularly return to locations such as foraging patches, nests, dens, watering holes, or movement corridors, and these revisited locations are often sites of ecological significance. Analyzing the temporal and spatial pattern of revisitation can lead to important insights into the life history and ecology of populations. We introduce the R package ‘recurse’ to calculate revisitations to locations in the movement trajectory or other locations for one or multiple individuals. The package also calculates metrics such as residence time and time between visits. It can be used to quantitatively identify frequently used sites (e.g. dens, nests, foraging locations), to examine patterns of revisitation and link them with covariates such as habitat features or climatic data, and to address conservation questions of interest about specific locations. We present an example application with movement trajectory data from a turkey vulture Cathartes aura during the breeding season and demonstrate analyzing recursions, specific locations, seasonal and daily temporal patterns, and visit timing. The ‘recurse’ package should be of interest both to ecologists looking to analyze their movement data and to conservationists needing site-specific information for management and conservation actions.&quot;,&quot;DOI&quot;:&quot;10.1111/ecog.03618&quot;,&quot;ISSN&quot;:&quot;1600-0587&quot;,&quot;language&quot;:&quot;en&quot;,&quot;author&quot;:[{&quot;family&quot;:&quot;Bracis&quot;,&quot;given&quot;:&quot;Chloe&quot;},{&quot;family&quot;:&quot;Bildstein&quot;,&quot;given&quot;:&quot;Keith L.&quot;},{&quot;family&quot;:&quot;Mueller&quot;,&quot;given&quot;:&quot;Thomas&quot;}],&quot;issued&quot;:{&quot;date-parts&quot;:[[&quot;2018&quot;]]}}},{&quot;id&quot;:2666,&quot;uris&quot;:[&quot;http://zotero.org/users/4724745/items/ZKWIX8BA&quot;],&quot;uri&quot;:[&quot;http://zotero.org/users/4724745/items/ZKWIX8BA&quot;],&quot;itemData&quot;:{&quot;id&quot;:2666,&quot;type&quot;:&quot;book&quot;,&quot;title&quot;:&quot;GNU scientific library: reference manual&quot;,&quot;collection-title&quot;:&quot;A GNU manual&quot;,&quot;publisher&quot;:&quot;Network Theory&quot;,&quot;publisher-place&quot;:&quot;s.l.&quot;,&quot;number-of-pages&quot;:&quot;573&quot;,&quot;edition&quot;:&quot;3. ed., for GSL version 1.12, 1. print&quot;,&quot;source&quot;:&quot;Gemeinsamer Bibliotheksverbund ISBN&quot;,&quot;event-place&quot;:&quot;s.l.&quot;,&quot;ISBN&quot;:&quot;978-0-9546120-7-8&quot;,&quot;note&quot;:&quot;OCLC: 552301619&quot;,&quot;shortTitle&quot;:&quot;GNU scientific library&quot;,&quot;language&quot;:&quot;eng&quot;,&quot;editor&quot;:[{&quot;family&quot;:&quot;Galassi&quot;,&quot;given&quot;:&quot;Mark&quot;}],&quot;issued&quot;:{&quot;date-parts&quot;:[[&quot;2009&quot;]]}}},{&quot;id&quot;:2421,&quot;uris&quot;:[&quot;http://zotero.org/users/4724745/items/L6VV7XFS&quot;],&quot;uri&quot;:[&quot;http://zotero.org/users/4724745/items/L6VV7XFS&quot;],&quot;itemData&quot;:{&quot;id&quot;:2421,&quot;type&quot;:&quot;article-journal&quot;,&quot;title&quot;:&quot;Don't poke the bear: using tracking data to quantify behavioural syndromes in elusive wildlife&quot;,&quot;container-title&quot;:&quot;Animal Behaviour&quot;,&quot;page&quot;:&quot;91-104&quot;,&quot;volume&quot;:&quot;147&quot;,&quot;source&quot;:&quot;ScienceDirect&quot;,&quot;abstract&quot;:&quot;Animal personality traits and the emergence of behavioural syndromes, i.e. between-individual correlation of behaviours, are commonly quantified from behavioural observations in controlled environments. Subjecting large and elusive wildlife to controlled test situations is, however, rarely possible, suggesting that ecologists should exploit alternative measures of behaviours for quantifying differences between individuals. Our goal was to test whether movement and space use data can be used to quantify behavioural syndromes in the wild. We quantified six behaviours from GPS and dual motion sensor tracking devices of 46 adult female brown bears followed in southcentral Sweden over the summer and early autumn. As well as daily travel distance, an indicator for activity, and daily displacement, an indicator for exploration, we quantified four behaviours that increase a bear's likelihood of encountering humans and could thus serve as indicators for boldness: diurnality, selection for roads and selection for two open habitat types, bogs and clearcuts, with low lateral cover. We tested (1) whether behaviours showed repeatable between-individual variation (animal personality) and (2) whether behaviours were correlated between individuals and thus formed a behavioural syndrome. Repeatability of behaviours ranged from 0.16 to 0.61 confirming between-individual variation in movement, activity and space use. A multivariate mixed model revealed significant positive correlations between travel distance, displacement and diurnality, suggesting the existence of an activity–exploration and potentially partial boldness syndrome in our bear population. Selection for exposed or human-frequented habitats were uncorrelated with the activity–exploration syndrome and with each other, albeit there was a trend for stronger road avoidance by bears that readily used clearcuts. We show that large tracking data sets can be used to quantify between-individual correlation in spatial behaviours. We suggest that delineating behavioural types from wildlife tracking data will be of increasing interest because of the importance of animal personality for ecological processes, wildlife conservation and human–wildlife coexistence.&quot;,&quot;DOI&quot;:&quot;10.1016/j.anbehav.2018.11.008&quot;,&quot;ISSN&quot;:&quot;0003-3472&quot;,&quot;shortTitle&quot;:&quot;Don't poke the bear&quot;,&quot;journalAbbreviation&quot;:&quot;Animal Behaviour&quot;,&quot;author&quot;:[{&quot;family&quot;:&quot;Hertel&quot;,&quot;given&quot;:&quot;Anne G.&quot;},{&quot;family&quot;:&quot;Leclerc&quot;,&quot;given&quot;:&quot;Martin&quot;},{&quot;family&quot;:&quot;Warren&quot;,&quot;given&quot;:&quot;Dan&quot;},{&quot;family&quot;:&quot;Pelletier&quot;,&quot;given&quot;:&quot;Fanie&quot;},{&quot;family&quot;:&quot;Zedrosser&quot;,&quot;given&quot;:&quot;Andreas&quot;},{&quot;family&quot;:&quot;Mueller&quot;,&quot;given&quot;:&quot;Thomas&quot;}],&quot;issued&quot;:{&quot;date-parts&quot;:[[&quot;2019&quot;,1,1]]}}},{&quot;id&quot;:553,&quot;uris&quot;:[&quot;http://zotero.org/users/4724745/items/3HBE8FNC&quot;],&quot;uri&quot;:[&quot;http://zotero.org/users/4724745/items/3HBE8FNC&quot;],&quot;itemData&quot;:{&quot;id&quot;:553,&quot;type&quot;:&quot;article-journal&quot;,&quot;title&quot;:&quot;Simple Features for R: Standardized Support for Spatial Vector Data&quot;,&quot;container-title&quot;:&quot;The R Journal&quot;,&quot;page&quot;:&quot;439-446&quot;,&quot;volume&quot;:&quot;10&quot;,&quot;issue&quot;:&quot;1&quot;,&quot;source&quot;:&quot;journal.r-project.org&quot;,&quot;abstract&quot;:&quot;Simple features are a standardized way of encoding spatial vector data (points, lines, polygons) in computers. The sf package implements simple features in R, and has roughly the same capacity for spatial vector data as packages sp, rgeos, and rgdal. We describe the need for this package, its place in the R package ecosystem, and its potential to connect R to other computer systems. We illustrate this with examples of its use.&quot;,&quot;DOI&quot;:&quot;10.32614/RJ-2018-009&quot;,&quot;ISSN&quot;:&quot;2073-4859&quot;,&quot;shortTitle&quot;:&quot;Simple Features for R&quot;,&quot;language&quot;:&quot;en&quot;,&quot;author&quot;:[{&quot;family&quot;:&quot;Pebesma&quot;,&quot;given&quot;:&quot;Edzer&quot;}],&quot;issued&quot;:{&quot;date-parts&quot;:[[&quot;2018&quot;]]}}}],&quot;schema&quot;:&quot;https://github.com/citation-style-language/schema/raw/master/csl-citation.json&quot;} RNDsYGblczWSH"/><text:span text:style-name="T1">(Bates, Mächler, Bolker, &amp; Walker, 2014; Bracis, Bildstein, &amp; Mueller, 2018; Galassi, 2009; Hertel et al., 2019; Pebesma, 2018)</text:span><text:reference-mark-end text:name="ZOTERO_ITEM CSL_CITATION {&quot;citationID&quot;:&quot;pGDcpmL4&quot;,&quot;properties&quot;:{&quot;formattedCitation&quot;:&quot;(Bates, M\\uc0\\u228{}chler, Bolker, &amp; Walker, 2014; Bracis, Bildstein, &amp; Mueller, 2018; Galassi, 2009; Hertel et al., 2019; Pebesma, 2018)&quot;,&quot;plainCitation&quot;:&quot;(Bates, Mächler, Bolker, &amp; Walker, 2014; Bracis, Bildstein, &amp; Mueller, 2018; Galassi, 2009; Hertel et al., 2019; Pebesma, 2018)&quot;,&quot;noteIndex&quot;:0},&quot;citationItems&quot;:[{&quot;id&quot;:378,&quot;uris&quot;:[&quot;http://zotero.org/users/4724745/items/NSFE4ALZ&quot;],&quot;uri&quot;:[&quot;http://zotero.org/users/4724745/items/NSFE4ALZ&quot;],&quot;itemData&quot;:{&quot;id&quot;:378,&quot;type&quot;:&quot;article-journal&quot;,&quot;title&quot;:&quot;Fitting linear mixed-effects models using lme4&quot;,&quot;container-title&quot;:&quot;Journal of Statistical Software&quot;,&quot;page&quot;:&quot;1–48&quot;,&quot;volume&quot;:&quot;67&quot;,&quot;issue&quot;:&quot;1&quot;,&quot;abstract&quot;:&quot;Maximum likelihood or restricted maximum likelihood (REML) estimates of the parameters in linear mixed-effects models can be determined using the lmer function in the lme4 package for R. As for most model-fitting functions in R, the model is described in an lmer call by a formula, in this case including both fixed- and random-effects terms. The formula and data together determine a numerical representation of the model from which the profiled deviance or the profiled REML criterion can be evaluated as a function of some of the model parameters. The appropriate criterion is optimized, using one of the constrained optimization functions in R, to provide the parameter estimates. We describe the structure of the model, the steps in evaluating the profiled deviance or REML criterion, and the structure of classes or types that represents such a model. Sufficient detail is included to allow specialization of these structures by users who wish to write functions to fit specialized linear mixed models, such as models incorporating pedigrees or smoothing splines, that are not easily expressible in the formula language used by lmer.&quot;,&quot;DOI&quot;:&quot;10.18637/jss.v067.i01&quot;,&quot;ISSN&quot;:&quot;0092-8615&quot;,&quot;note&quot;:&quot;PMID: 20043131029&quot;,&quot;author&quot;:[{&quot;family&quot;:&quot;Bates&quot;,&quot;given&quot;:&quot;Douglas&quot;},{&quot;family&quot;:&quot;Mächler&quot;,&quot;given&quot;:&quot;Martin&quot;},{&quot;family&quot;:&quot;Bolker&quot;,&quot;given&quot;:&quot;Ben&quot;},{&quot;family&quot;:&quot;Walker&quot;,&quot;given&quot;:&quot;Steve&quot;}],&quot;issued&quot;:{&quot;date-parts&quot;:[[&quot;2014&quot;]]}}},{&quot;id&quot;:2534,&quot;uris&quot;:[&quot;http://zotero.org/users/4724745/items/CNBC3G7M&quot;],&quot;uri&quot;:[&quot;http://zotero.org/users/4724745/items/CNBC3G7M&quot;],&quot;itemData&quot;:{&quot;id&quot;:2534,&quot;type&quot;:&quot;article-journal&quot;,&quot;title&quot;:&quot;Revisitation analysis uncovers spatio-temporal patterns in animal movement data&quot;,&quot;container-title&quot;:&quot;Ecography&quot;,&quot;page&quot;:&quot;1801-1811&quot;,&quot;volume&quot;:&quot;41&quot;,&quot;issue&quot;:&quot;11&quot;,&quot;source&quot;:&quot;Wiley Online Library&quot;,&quot;abstract&quot;:&quot;Animals regularly return to locations such as foraging patches, nests, dens, watering holes, or movement corridors, and these revisited locations are often sites of ecological significance. Analyzing the temporal and spatial pattern of revisitation can lead to important insights into the life history and ecology of populations. We introduce the R package ‘recurse’ to calculate revisitations to locations in the movement trajectory or other locations for one or multiple individuals. The package also calculates metrics such as residence time and time between visits. It can be used to quantitatively identify frequently used sites (e.g. dens, nests, foraging locations), to examine patterns of revisitation and link them with covariates such as habitat features or climatic data, and to address conservation questions of interest about specific locations. We present an example application with movement trajectory data from a turkey vulture Cathartes aura during the breeding season and demonstrate analyzing recursions, specific locations, seasonal and daily temporal patterns, and visit timing. The ‘recurse’ package should be of interest both to ecologists looking to analyze their movement data and to conservationists needing site-specific information for management and conservation actions.&quot;,&quot;DOI&quot;:&quot;10.1111/ecog.03618&quot;,&quot;ISSN&quot;:&quot;1600-0587&quot;,&quot;language&quot;:&quot;en&quot;,&quot;author&quot;:[{&quot;family&quot;:&quot;Bracis&quot;,&quot;given&quot;:&quot;Chloe&quot;},{&quot;family&quot;:&quot;Bildstein&quot;,&quot;given&quot;:&quot;Keith L.&quot;},{&quot;family&quot;:&quot;Mueller&quot;,&quot;given&quot;:&quot;Thomas&quot;}],&quot;issued&quot;:{&quot;date-parts&quot;:[[&quot;2018&quot;]]}}},{&quot;id&quot;:2666,&quot;uris&quot;:[&quot;http://zotero.org/users/4724745/items/ZKWIX8BA&quot;],&quot;uri&quot;:[&quot;http://zotero.org/users/4724745/items/ZKWIX8BA&quot;],&quot;itemData&quot;:{&quot;id&quot;:2666,&quot;type&quot;:&quot;book&quot;,&quot;title&quot;:&quot;GNU scientific library: reference manual&quot;,&quot;collection-title&quot;:&quot;A GNU manual&quot;,&quot;publisher&quot;:&quot;Network Theory&quot;,&quot;publisher-place&quot;:&quot;s.l.&quot;,&quot;number-of-pages&quot;:&quot;573&quot;,&quot;edition&quot;:&quot;3. ed., for GSL version 1.12, 1. print&quot;,&quot;source&quot;:&quot;Gemeinsamer Bibliotheksverbund ISBN&quot;,&quot;event-place&quot;:&quot;s.l.&quot;,&quot;ISBN&quot;:&quot;978-0-9546120-7-8&quot;,&quot;note&quot;:&quot;OCLC: 552301619&quot;,&quot;shortTitle&quot;:&quot;GNU scientific library&quot;,&quot;language&quot;:&quot;eng&quot;,&quot;editor&quot;:[{&quot;family&quot;:&quot;Galassi&quot;,&quot;given&quot;:&quot;Mark&quot;}],&quot;issued&quot;:{&quot;date-parts&quot;:[[&quot;2009&quot;]]}}},{&quot;id&quot;:2421,&quot;uris&quot;:[&quot;http://zotero.org/users/4724745/items/L6VV7XFS&quot;],&quot;uri&quot;:[&quot;http://zotero.org/users/4724745/items/L6VV7XFS&quot;],&quot;itemData&quot;:{&quot;id&quot;:2421,&quot;type&quot;:&quot;article-journal&quot;,&quot;title&quot;:&quot;Don't poke the bear: using tracking data to quantify behavioural syndromes in elusive wildlife&quot;,&quot;container-title&quot;:&quot;Animal Behaviour&quot;,&quot;page&quot;:&quot;91-104&quot;,&quot;volume&quot;:&quot;147&quot;,&quot;source&quot;:&quot;ScienceDirect&quot;,&quot;abstract&quot;:&quot;Animal personality traits and the emergence of behavioural syndromes, i.e. between-individual correlation of behaviours, are commonly quantified from behavioural observations in controlled environments. Subjecting large and elusive wildlife to controlled test situations is, however, rarely possible, suggesting that ecologists should exploit alternative measures of behaviours for quantifying differences between individuals. Our goal was to test whether movement and space use data can be used to quantify behavioural syndromes in the wild. We quantified six behaviours from GPS and dual motion sensor tracking devices of 46 adult female brown bears followed in southcentral Sweden over the summer and early autumn. As well as daily travel distance, an indicator for activity, and daily displacement, an indicator for exploration, we quantified four behaviours that increase a bear's likelihood of encountering humans and could thus serve as indicators for boldness: diurnality, selection for roads and selection for two open habitat types, bogs and clearcuts, with low lateral cover. We tested (1) whether behaviours showed repeatable between-individual variation (animal personality) and (2) whether behaviours were correlated between individuals and thus formed a behavioural syndrome. Repeatability of behaviours ranged from 0.16 to 0.61 confirming between-individual variation in movement, activity and space use. A multivariate mixed model revealed significant positive correlations between travel distance, displacement and diurnality, suggesting the existence of an activity–exploration and potentially partial boldness syndrome in our bear population. Selection for exposed or human-frequented habitats were uncorrelated with the activity–exploration syndrome and with each other, albeit there was a trend for stronger road avoidance by bears that readily used clearcuts. We show that large tracking data sets can be used to quantify between-individual correlation in spatial behaviours. We suggest that delineating behavioural types from wildlife tracking data will be of increasing interest because of the importance of animal personality for ecological processes, wildlife conservation and human–wildlife coexistence.&quot;,&quot;DOI&quot;:&quot;10.1016/j.anbehav.2018.11.008&quot;,&quot;ISSN&quot;:&quot;0003-3472&quot;,&quot;shortTitle&quot;:&quot;Don't poke the bear&quot;,&quot;journalAbbreviation&quot;:&quot;Animal Behaviour&quot;,&quot;author&quot;:[{&quot;family&quot;:&quot;Hertel&quot;,&quot;given&quot;:&quot;Anne G.&quot;},{&quot;family&quot;:&quot;Leclerc&quot;,&quot;given&quot;:&quot;Martin&quot;},{&quot;family&quot;:&quot;Warren&quot;,&quot;given&quot;:&quot;Dan&quot;},{&quot;family&quot;:&quot;Pelletier&quot;,&quot;given&quot;:&quot;Fanie&quot;},{&quot;family&quot;:&quot;Zedrosser&quot;,&quot;given&quot;:&quot;Andreas&quot;},{&quot;family&quot;:&quot;Mueller&quot;,&quot;given&quot;:&quot;Thomas&quot;}],&quot;issued&quot;:{&quot;date-parts&quot;:[[&quot;2019&quot;,1,1]]}}},{&quot;id&quot;:553,&quot;uris&quot;:[&quot;http://zotero.org/users/4724745/items/3HBE8FNC&quot;],&quot;uri&quot;:[&quot;http://zotero.org/users/4724745/items/3HBE8FNC&quot;],&quot;itemData&quot;:{&quot;id&quot;:553,&quot;type&quot;:&quot;article-journal&quot;,&quot;title&quot;:&quot;Simple Features for R: Standardized Support for Spatial Vector Data&quot;,&quot;container-title&quot;:&quot;The R Journal&quot;,&quot;page&quot;:&quot;439-446&quot;,&quot;volume&quot;:&quot;10&quot;,&quot;issue&quot;:&quot;1&quot;,&quot;source&quot;:&quot;journal.r-project.org&quot;,&quot;abstract&quot;:&quot;Simple features are a standardized way of encoding spatial vector data (points, lines, polygons) in computers. The sf package implements simple features in R, and has roughly the same capacity for spatial vector data as packages sp, rgeos, and rgdal. We describe the need for this package, its place in the R package ecosystem, and its potential to connect R to other computer systems. We illustrate this with examples of its use.&quot;,&quot;DOI&quot;:&quot;10.32614/RJ-2018-009&quot;,&quot;ISSN&quot;:&quot;2073-4859&quot;,&quot;shortTitle&quot;:&quot;Simple Features for R&quot;,&quot;language&quot;:&quot;en&quot;,&quot;author&quot;:[{&quot;family&quot;:&quot;Pebesma&quot;,&quot;given&quot;:&quot;Edzer&quot;}],&quot;issued&quot;:{&quot;date-parts&quot;:[[&quot;2018&quot;]]}}}],&quot;schema&quot;:&quot;https://github.com/citation-style-language/schema/raw/master/csl-citation.json&quot;} RNDsYGblczWSH"/></text:p>
      <text:h text:style-name="Heading_20_1" text:outline-level="1">Ref list</text:h>
      <text:section text:style-name="Sect1" text:name="ZOTERO_BIBL {&quot;uncited&quot;:[],&quot;omitted&quot;:[],&quot;custom&quot;:[]} CSL_BIBLIOGRAPHY RNDKQ5Uon4xok">
        <text:p text:style-name="Bibliography_20_1">Bates, D., Mächler, M., Bolker, B., &amp; Walker, S. (2014). Fitting linear mixed-effects models using lme4. <text:span text:style-name="T2">Journal of Statistical Software</text:span>, <text:span text:style-name="T2">67</text:span>(1), 1–48. doi: 10.18637/jss.v067.i01</text:p>
        <text:p text:style-name="Bibliography_20_1">Bracis, C., Bildstein, K. L., &amp; Mueller, T. (2018). Revisitation analysis uncovers spatio-temporal patterns in animal movement data. <text:span text:style-name="T2">Ecography</text:span>, <text:span text:style-name="T2">41</text:span>(11), 1801–1811. doi: 10.1111/ecog.03618</text:p>
        <text:p text:style-name="Bibliography_20_1">Galassi, M. (Ed.). (2009). <text:span text:style-name="T2">GNU scientific library: reference manual</text:span> (3. ed., for GSL version 1.12, 1. print). s.l.: Network Theory.</text:p>
        <text:p text:style-name="Bibliography_20_1">Hertel, A. G., Leclerc, M., Warren, D., Pelletier, F., Zedrosser, A., &amp; Mueller, T. (2019). Don’t poke the bear: using tracking data to quantify behavioural syndromes in elusive wildlife. <text:span text:style-name="T2">Animal Behaviour</text:span>, <text:span text:style-name="T2">147</text:span>, 91–104. doi: 10.1016/j.anbehav.2018.11.008</text:p>
        <text:p text:style-name="Bibliography_20_1">Pebesma, E. (2018). Simple Features for R: Standardized Support for Spatial Vector Data. <text:span text:style-name="T2">The R Journal</text:span>, <text:span text:style-name="T2">10</text:span>(1), 439–446. doi: 10.32614/RJ-2018-009</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tik gupte</meta:initial-creator>
    <meta:creation-date>2019-07-03T16:16:57.601314664</meta:creation-date>
    <meta:generator>LibreOffice/6.2.4.2$Linux_X86_64 LibreOffice_project/20$Build-2</meta:generator>
    <dc:date>2019-07-16T11:43:03.710508274</dc:date>
    <dc:creator>pratik gupte</dc:creator>
    <meta:editing-duration>PT6M8S</meta:editing-duration>
    <meta:editing-cycles>4</meta:editing-cycles>
    <meta:document-statistic meta:table-count="0" meta:image-count="0" meta:object-count="0" meta:page-count="1" meta:paragraph-count="9" meta:word-count="154" meta:character-count="1067" meta:non-whitespace-character-count="926"/>
    <meta:user-defined meta:name="ZOTERO_PREF_1">&lt;data data-version="3" zotero-version="5.0.60"&gt;&lt;session id="tJuURdag"/&gt;&lt;style id="http://www.zotero.org/styles/journal-of-animal-ecology" hasBibliography="1" bibliographyStyleHasBeenSet="1"/&gt;&lt;prefs&gt;&lt;pref name="fieldType" value="ReferenceMark"/&gt;&lt;/prefs&gt;&lt;/d</meta:user-defined>
    <meta:user-defined meta:name="ZOTERO_PREF_2">ata&gt;</meta:user-defined>
  </office:meta>
</office:document-meta>
</file>